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 style:data-style-name="N3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 style:data-style-name="N3"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3" table:default-cell-style-name="ce9"/>
        <table:table-column table:style-name="co1" table:default-cell-style-name="ce6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Train</text:p>
          </table:table-cell>
          <table:covered-table-cell table:number-columns-repeated="2" table:style-name="Default"/>
          <table:covered-table-cell table:style-name="ce7"/>
          <table:table-cell table:style-name="ce10" office:value-type="string" calcext:value-type="string">
            <text:p>Validation</text:p>
          </table:table-cell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eature Selection</text:p>
          </table:table-cell>
          <table:table-cell table:style-name="ce3" office:value-type="string" calcext:value-type="string">
            <text:p>AIC</text:p>
          </table:table-cell>
          <table:table-cell table:style-name="ce5" office:value-type="string" calcext:value-type="string">
            <text:p>BIC</text:p>
          </table:table-cell>
          <table:table-cell table:style-name="ce5" office:value-type="string" calcext:value-type="string">
            <text:p>ASE</text:p>
          </table:table-cell>
          <table:table-cell table:style-name="ce8" office:value-type="string" calcext:value-type="string">
            <text:p>R²</text:p>
          </table:table-cell>
          <table:table-cell table:style-name="ce5" office:value-type="string" calcext:value-type="string">
            <text:p>ASE</text:p>
          </table:table-cell>
        </table:table-row>
        <table:table-row table:style-name="ro2">
          <table:table-cell office:value-type="string" calcext:value-type="string">
            <text:p>sm.OLS</text:p>
          </table:table-cell>
          <table:table-cell office:value-type="string" calcext:value-type="string">
            <text:p>GA</text:p>
          </table:table-cell>
          <table:table-cell office:value-type="float" office:value="879938.15" calcext:value-type="float">
            <text:p>879,938</text:p>
          </table:table-cell>
          <table:table-cell office:value-type="float" office:value="880133.05" calcext:value-type="float">
            <text:p>880,133</text:p>
          </table:table-cell>
          <table:table-cell office:value-type="float" office:value="1307319.95" calcext:value-type="float">
            <text:p>1,307,320</text:p>
          </table:table-cell>
          <table:table-cell office:value-type="float" office:value="0.92" calcext:value-type="float">
            <text:p>0.92</text:p>
          </table:table-cell>
          <table:table-cell office:value-type="float" office:value="472808.31" calcext:value-type="float">
            <text:p>472,808</text:p>
          </table:table-cell>
        </table:table-row>
        <table:table-row table:style-name="ro2">
          <table:table-cell office:value-type="string" calcext:value-type="string">
            <text:p>sm.OLS</text:p>
          </table:table-cell>
          <table:table-cell office:value-type="string" calcext:value-type="string">
            <text:p>Stepwise</text:p>
          </table:table-cell>
          <table:table-cell office:value-type="float" office:value="879900" calcext:value-type="float">
            <text:p>879,900</text:p>
          </table:table-cell>
          <table:table-cell office:value-type="float" office:value="880100" calcext:value-type="float">
            <text:p>880,100</text:p>
          </table:table-cell>
          <table:table-cell office:value-type="float" office:value="1307204.53" calcext:value-type="float">
            <text:p>1,307,205</text:p>
          </table:table-cell>
          <table:table-cell office:value-type="float" office:value="0.92" calcext:value-type="float">
            <text:p>0.92</text:p>
          </table:table-cell>
          <table:table-cell office:value-type="float" office:value="471775.48" calcext:value-type="float">
            <text:p>471,775</text:p>
          </table:table-cell>
        </table:table-row>
        <table:table-row table:style-name="ro2">
          <table:table-cell office:value-type="string" calcext:value-type="string">
            <text:p>sm.OLS</text:p>
          </table:table-cell>
          <table:table-cell office:value-type="string" calcext:value-type="string">
            <text:p>Full</text:p>
          </table:table-cell>
          <table:table-cell office:value-type="float" office:value="879900" calcext:value-type="float">
            <text:p>879,900</text:p>
          </table:table-cell>
          <table:table-cell office:value-type="float" office:value="880100" calcext:value-type="float">
            <text:p>880,100</text:p>
          </table:table-cell>
          <table:table-cell office:value-type="float" office:value="1307150.75" calcext:value-type="float">
            <text:p>1,307,151</text:p>
          </table:table-cell>
          <table:table-cell office:value-type="float" office:value="0.92" calcext:value-type="float">
            <text:p>0.92</text:p>
          </table:table-cell>
          <table:table-cell office:value-type="float" office:value="471687.65" calcext:value-type="float">
            <text:p>471,688</text:p>
          </table:table-cell>
        </table:table-row>
        <table:table-row table:style-name="ro2">
          <table:table-cell table:number-columns-repeated="2" office:value-type="string" calcext:value-type="string">
            <text:p>LASSO</text:p>
          </table:table-cell>
          <table:table-cell office:value-type="float" office:value="879989.13" calcext:value-type="float">
            <text:p>879,989</text:p>
          </table:table-cell>
          <table:table-cell office:value-type="float" office:value="880210.61" calcext:value-type="float">
            <text:p>880,211</text:p>
          </table:table-cell>
          <table:table-cell office:value-type="float" office:value="1308451.31" calcext:value-type="float">
            <text:p>1,308,451</text:p>
          </table:table-cell>
          <table:table-cell office:value-type="float" office:value="0.92" calcext:value-type="float">
            <text:p>0.92</text:p>
          </table:table-cell>
          <table:table-cell office:value-type="float" office:value="466066.56" calcext:value-type="float">
            <text:p>466,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2T12:14:11.809000000</meta:creation-date>
    <dc:date>2020-07-12T12:34:12.767000000</dc:date>
    <meta:editing-duration>PT16M8S</meta:editing-duration>
    <meta:editing-cycles>3</meta:editing-cycles>
    <meta:generator>LibreOffice/6.3.3.2$Windows_X86_64 LibreOffice_project/a64200df03143b798afd1ec74a12ab50359878ed</meta:generator>
    <meta:document-statistic meta:table-count="1" meta:cell-count="37" meta:object-count="0"/>
  </office:meta>
</office:document-meta>
</file>